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d3cd33a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01f9a5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67c64" officeooo:paragraph-rsid="1e167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8b516" officeooo:paragraph-rsid="1e167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46f3bb" officeooo:paragraph-rsid="1e167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62257d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38ce20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4cf5af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3001a3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3001a3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0493ae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0493ae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36fe4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36fe4" officeooo:paragraph-rsid="1ea67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36fe4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275d87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275d87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1cc4e4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e6edbe7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237a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dc9fe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958c4a" officeooo:paragraph-rsid="1e958c4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958c4a" officeooo:paragraph-rsid="1ead94a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958c4a" officeooo:paragraph-rsid="1eacfa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958c4a" officeooo:paragraph-rsid="1eb191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b356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c04cb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bdefe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b9f2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ba81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ca43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dcaba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d47f7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167c64" officeooo:paragraph-rsid="1e167c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167c64" officeooo:paragraph-rsid="1ea48f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21064" officeooo:paragraph-rsid="1e167c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8757a" officeooo:paragraph-rsid="1e167c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dbefc" officeooo:paragraph-rsid="1e167c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62257d" officeooo:paragraph-rsid="1ea48f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38ce20" officeooo:paragraph-rsid="1ea48f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3001a3" officeooo:paragraph-rsid="1ea48f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1f9a5" officeooo:paragraph-rsid="1ea48fd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1f9a5" officeooo:paragraph-rsid="1ea670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1f9a5" officeooo:paragraph-rsid="1e01f9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6edbe7" officeooo:paragraph-rsid="1e01f9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493ae" officeooo:paragraph-rsid="1e01f9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58828" officeooo:paragraph-rsid="1e7588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58828" officeooo:paragraph-rsid="1ec9159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58828" officeooo:paragraph-rsid="1ed83b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58828" officeooo:paragraph-rsid="1ece282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1f9a5" officeooo:paragraph-rsid="1ea67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493ae" officeooo:paragraph-rsid="1ea48f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493ae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6edbe7" officeooo:paragraph-rsid="1e01f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58828" officeooo:paragraph-rsid="1e758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eb3567e" officeooo:paragraph-rsid="1edcaba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1e00a113" style:font-name-asian="標楷體1"/>
    </style:style>
    <style:style style:name="T3" style:family="text">
      <style:text-properties style:font-name="標楷體1" officeooo:rsid="1e002e8c" style:font-name-asian="標楷體1"/>
    </style:style>
    <style:style style:name="T4" style:family="text">
      <style:text-properties style:font-name="標楷體1" officeooo:rsid="1e0493ae" style:font-name-asian="標楷體1"/>
    </style:style>
    <style:style style:name="T5" style:family="text">
      <style:text-properties style:font-name="標楷體1" officeooo:rsid="1e0f5f1a" style:font-name-asian="標楷體1"/>
    </style:style>
    <style:style style:name="T6" style:family="text">
      <style:text-properties style:font-name="標楷體1" officeooo:rsid="1e136fe4" style:font-name-asian="標楷體1"/>
    </style:style>
    <style:style style:name="T7" style:family="text">
      <style:text-properties style:font-name="標楷體1" officeooo:rsid="1e18b516" style:font-name-asian="標楷體1"/>
    </style:style>
    <style:style style:name="T8" style:family="text">
      <style:text-properties style:font-name="標楷體1" officeooo:rsid="1e35da7a" style:font-name-asian="標楷體1"/>
    </style:style>
    <style:style style:name="T9" style:family="text">
      <style:text-properties style:font-name="標楷體1" officeooo:rsid="1e46f3bb" style:font-name-asian="標楷體1"/>
    </style:style>
    <style:style style:name="T10" style:family="text">
      <style:text-properties style:font-name="標楷體1" officeooo:rsid="1e721064" style:font-name-asian="標楷體1"/>
    </style:style>
    <style:style style:name="T11" style:family="text">
      <style:text-properties style:font-name="標楷體1" officeooo:rsid="1e78757a" style:font-name-asian="標楷體1"/>
    </style:style>
    <style:style style:name="T12" style:family="text">
      <style:text-properties style:font-name="標楷體1" officeooo:rsid="1e7dbefc" style:font-name-asian="標楷體1"/>
    </style:style>
    <style:style style:name="T13" style:family="text">
      <style:text-properties style:font-name="標楷體1" officeooo:rsid="1e8314ba" style:font-name-asian="標楷體1"/>
    </style:style>
    <style:style style:name="T14" style:family="text">
      <style:text-properties style:font-name="標楷體1" officeooo:rsid="1e958c4a" style:font-name-asian="標楷體1"/>
    </style:style>
    <style:style style:name="T15" style:family="text">
      <style:text-properties style:font-name="標楷體1" officeooo:rsid="1e9cff40" style:font-name-asian="標楷體1"/>
    </style:style>
    <style:style style:name="T16" style:family="text">
      <style:text-properties style:font-name="標楷體1" officeooo:rsid="1e1cc4e4" style:font-name-asian="標楷體1"/>
    </style:style>
    <style:style style:name="T17" style:family="text">
      <style:text-properties style:font-name="標楷體1" officeooo:rsid="1e275d87" style:font-name-asian="標楷體1"/>
    </style:style>
    <style:style style:name="T18" style:family="text">
      <style:text-properties style:font-name="標楷體1" officeooo:rsid="1ead94a2" style:font-name-asian="標楷體1"/>
    </style:style>
    <style:style style:name="T19" style:family="text">
      <style:text-properties style:font-name="標楷體1" officeooo:rsid="1e01f9a5" style:font-name-asian="標楷體1"/>
    </style:style>
    <style:style style:name="T20" style:family="text">
      <style:text-properties style:font-name="標楷體1" officeooo:rsid="1eacfa7e" style:font-name-asian="標楷體1"/>
    </style:style>
    <style:style style:name="T21" style:family="text">
      <style:text-properties style:font-name="標楷體1" officeooo:rsid="1e0491ca" style:font-name-asian="標楷體1"/>
    </style:style>
    <style:style style:name="T22" style:family="text">
      <style:text-properties style:font-name="標楷體1" officeooo:rsid="1e167c64" style:font-name-asian="標楷體1"/>
    </style:style>
    <style:style style:name="T23" style:family="text">
      <style:text-properties style:font-name="標楷體1" officeooo:rsid="1dfdc9fe" style:font-name-asian="標楷體1"/>
    </style:style>
    <style:style style:name="T24" style:family="text">
      <style:text-properties style:font-name="標楷體1" officeooo:rsid="1ebfd1d6" style:font-name-asian="標楷體1"/>
    </style:style>
    <style:style style:name="T25" style:family="text">
      <style:text-properties style:font-name="標楷體1" officeooo:rsid="1df5237a" style:font-name-asian="標楷體1"/>
    </style:style>
    <style:style style:name="T26" style:family="text">
      <style:text-properties style:font-name="標楷體1" officeooo:rsid="1ec1a40b" style:font-name-asian="標楷體1"/>
    </style:style>
    <style:style style:name="T27" style:family="text">
      <style:text-properties style:font-name-asian="標楷體1"/>
    </style:style>
    <style:style style:name="T28" style:family="text">
      <style:text-properties officeooo:rsid="1e00a113" style:font-name-asian="標楷體1"/>
    </style:style>
    <style:style style:name="T29" style:family="text">
      <style:text-properties officeooo:rsid="1eacfa7e" style:font-name-asian="標楷體1"/>
    </style:style>
    <style:style style:name="T30" style:family="text">
      <style:text-properties officeooo:rsid="24ffe503" style:font-name-asian="標楷體1"/>
    </style:style>
    <style:style style:name="T31" style:family="text">
      <style:text-properties officeooo:rsid="1e958c4a" style:font-name-asian="標楷體1"/>
    </style:style>
    <style:style style:name="T32" style:family="text">
      <style:text-properties officeooo:rsid="1ec1a40b" style:font-name-asian="標楷體1"/>
    </style:style>
    <style:style style:name="T33" style:family="text">
      <style:text-properties officeooo:rsid="1e0493ae" style:font-name-asian="標楷體1"/>
    </style:style>
    <style:style style:name="T34" style:family="text">
      <style:text-properties officeooo:rsid="1df5237a" style:font-name-asian="標楷體1"/>
    </style:style>
    <style:style style:name="T35" style:family="text">
      <style:text-properties officeooo:rsid="1edcabaf" style:font-name-asian="標楷體1"/>
    </style:style>
    <style:style style:name="T36" style:family="text">
      <style:text-properties style:text-position="0% 100%" style:font-name-asian="標楷體1"/>
    </style:style>
    <style:style style:name="T37" style:family="text">
      <style:text-properties style:text-position="0% 100%" officeooo:rsid="3fad3846" style:font-name-asian="標楷體1"/>
    </style:style>
    <style:style style:name="T38" style:family="text">
      <style:text-properties style:text-position="0% 100%" officeooo:rsid="3d61ab4d" style:font-name-asian="標楷體1"/>
    </style:style>
    <style:style style:name="T39" style:family="text">
      <style:text-properties style:text-position="0% 100%" officeooo:rsid="376c64b1" style:font-name-asian="標楷體1"/>
    </style:style>
    <style:style style:name="T40" style:family="text">
      <style:text-properties style:text-position="0% 100%" officeooo:rsid="1edcabaf" style:font-name-asian="標楷體1"/>
    </style:style>
    <style:style style:name="T41" style:family="text">
      <style:text-properties style:text-position="0% 100%" style:font-name="標楷體1" officeooo:rsid="1ec1a40b" style:font-name-asian="標楷體1"/>
    </style:style>
    <style:style style:name="T42" style:family="text">
      <style:text-properties style:text-position="0% 100%" style:font-name="標楷體1" officeooo:rsid="3d251b29" style:font-name-asian="標楷體1"/>
    </style:style>
    <style:style style:name="T43" style:family="text">
      <style:text-properties style:text-position="0% 100%" style:font-name="標楷體1" officeooo:rsid="1e01f9a5" style:font-name-asian="標楷體1"/>
    </style:style>
    <style:style style:name="T44" style:family="text">
      <style:text-properties style:text-position="0% 100%" style:font-name="標楷體1" officeooo:rsid="376c64b1" style:font-name-asian="標楷體1"/>
    </style:style>
    <style:style style:name="T45" style:family="text">
      <style:text-properties style:text-position="0% 100%" style:font-name="標楷體1" style:text-underline-style="solid" style:text-underline-width="auto" style:text-underline-color="font-color" officeooo:rsid="1ec1a40b" style:font-name-asian="標楷體1"/>
    </style:style>
    <style:style style:name="T46" style:family="text">
      <style:text-properties style:text-position="0% 100%" style:font-name="標楷體1" style:text-underline-style="solid" style:text-underline-width="auto" style:text-underline-color="font-color" officeooo:rsid="3d251b29" style:font-name-asian="標楷體1"/>
    </style:style>
    <style:style style:name="T47" style:family="text">
      <style:text-properties style:text-position="0% 100%" style:font-name="標楷體1" style:text-underline-style="solid" style:text-underline-width="auto" style:text-underline-color="font-color" officeooo:rsid="376c64b1" style:font-name-asian="標楷體1"/>
    </style:style>
    <style:style style:name="T48" style:family="text">
      <style:text-properties style:text-position="0% 100%" style:text-underline-style="solid" style:text-underline-width="auto" style:text-underline-color="font-color" officeooo:rsid="3d61ab4d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7573438" text:style-name="L1">
        <text:list-item>
          <text:p text:style-name="P1"><text:bookmark-start text:name="KFK"/>KFK<text:bookmark-end text:name="KFK"/></text:p>
          <text:list>
            <text:list-item>
              <text:p text:style-name="P20"><text:span text:style-name="T1">KFK 認</text:span><text:span text:style-name="T27">定 自己是 未來人。</text:span></text:p>
              <text:list>
                <text:list-item>
                  <text:p text:style-name="P21"><text:span text:style-name="T1">KFK 認定，KFK自己是 從 西元206</text:span><text:span text:style-name="T3">0</text:span><text:span text:style-name="T1">年 穿越到 201</text:span><text:span text:style-name="T3">9</text:span><text:span text:style-name="T1">年</text:span><text:span text:style-name="T3">6月22日</text:span><text:span text:style-name="T27"> 的 未來人。</text:span></text:p>
                </text:list-item>
                <text:list-item>
                  <text:p text:style-name="P21"><text:span text:style-name="T1">KFK 認定，</text:span><text:span text:style-name="T14">240130034805</text:span><text:span text:style-name="T27">。</text:span></text:p>
                  <text:list>
                    <text:list-item>
                      <text:p text:style-name="P22"><text:span text:style-name="T1">2024年1</text:span><text:span text:style-name="T27">月。</text:span></text:p>
                      <text:list>
                        <text:list-item>
                          <text:p text:style-name="P22"><text:span text:style-name="T27">假定</text:span><text:span text:style-name="T1">，</text:span><text:span text:style-name="T20">2024年</text:span><text:span text:style-name="T29"> 是（啟示錄 認定的）七年大災難的 第</text:span><text:span text:style-name="T20">一</text:span><text:span text:style-name="T29">年。</text:span></text:p>
                          <text:list>
                            <text:list-item>
                              <text:p text:style-name="P23"><text:span text:style-name="T1">20</text:span><text:span text:style-name="T18">27</text:span><text:span text:style-name="T1">年</text:span><text:span text:style-name="T29"> 是（啟示錄 認定的）七年大災難的 一半。</text:span></text:p>
                            </text:list-item>
                            <text:list-item>
                              <text:p text:style-name="P24"><text:span text:style-name="T1">2030年</text:span><text:span text:style-name="T29"> 是（啟示錄 認定的）七年大災難的 第</text:span><text:span text:style-name="T20">七</text:span><text:span text:style-name="T29">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1">2030年3</text:span><text:span text:style-name="T27">月。</text:span></text:p>
                    </text:list-item>
                    <text:list-item>
                      <text:p text:style-name="P22"><text:span text:style-name="T1">2048年5</text:span><text:span text:style-name="T27">月。</text:span></text:p>
                      <text:list>
                        <text:list-item>
                          <text:p text:style-name="P25"><text:span text:style-name="T27">假定</text:span><text:span text:style-name="T1">，2048年 發生（</text:span><text:span text:style-name="T19">KFK 認定的</text:span><text:span text:style-name="T1">）</text:span><text:span text:style-name="T4">第三次世界大戰。</text:span></text:p>
                          <text:list>
                            <text:list-item>
                              <text:p text:style-name="P26"><text:span text:style-name="T4">2</text:span><text:span text:style-name="T1">051年 以後，停戰。</text:span></text:p>
                            </text:list-item>
                          </text:list>
                        </text:list-item>
                        <text:list-item>
                          <text:p text:style-name="P27"><text:span text:style-name="T29">（</text:span><text:span text:style-name="T19">人類</text:span><text:span text:style-name="T29"> 認定的）</text:span><text:span text:style-name="T21">以色列</text:span><text:span text:style-name="T19"> </text:span><text:span text:style-name="T22">在</text:span><text:span text:style-name="T19"> </text:span><text:span text:style-name="T1">1</text:span><text:span text:style-name="T3">9</text:span><text:span text:style-name="T14">48年</text:span><text:span text:style-name="T24">5月14日 復國、</text:span><text:span text:style-name="T14">重新建國。</text:span></text:p>
                          <text:list>
                            <text:list-item>
                              <text:p text:style-name="P28"><text:span text:style-name="T29">啟示錄 </text:span><text:span text:style-name="T30">認定，</text:span><text:span text:style-name="T14">這個世代還沒有過去，這些事都要成就。</text:span></text:p>
                              <text:list>
                                <text:list-item>
                                  <text:p text:style-name="P29"><text:span text:style-name="T31">假定</text:span><text:span text:style-name="T14">，世代 </text:span><text:span text:style-name="T29">是</text:span><text:span text:style-name="T14"> </text:span><text:span text:style-name="T23">1</text:span><text:span text:style-name="T3">00</text:span><text:span text:style-name="T14">年。</text:span></text:p>
                                </text:list-item>
                                <text:list-item>
                                  <text:p text:style-name="P30"><text:span text:style-name="T1">1</text:span><text:span text:style-name="T3">9</text:span><text:span text:style-name="T14">48 + </text:span><text:span text:style-name="T23">1</text:span><text:span text:style-name="T3">00 = </text:span><text:span text:style-name="T14">2048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25">KFK </text:span><text:span text:style-name="T37">有機率</text:span><text:span text:style-name="T34">是</text:span><text:span text:style-name="T29"> </text:span><text:span text:style-name="T34">未來人。</text:span></text:p>
            </text:list-item>
            <text:list-item>
              <text:p text:style-name="P32"><text:span text:style-name="T19">KFK 認定的 </text:span><text:span text:style-name="T4">造物主 </text:span><text:span text:style-name="T37">有機率</text:span><text:span text:style-name="T34">是</text:span><text:span text:style-name="T35">（</text:span><text:span text:style-name="T39">意識層型</text:span><text:span text:style-name="T42">肉質層奇點 </text:span><text:span text:style-name="T43">的</text:span><text:span text:style-name="T35">）</text:span><text:span text:style-name="T39">意識層個體</text:span><text:span text:style-name="T34">。</text:span></text:p>
              <text:list>
                <text:list-item>
                  <text:p text:style-name="P56"><text:span text:style-name="T40">（</text:span><text:span text:style-name="T39">意識層型</text:span><text:span text:style-name="T42">肉質層奇點 </text:span><text:span text:style-name="T43">的</text:span><text:span text:style-name="T44">描述在 </text:span><text:span text:style-name="T47">_</text:span><text:span text:style-name="T44"> 文件群的 </text:span><text:span text:style-name="T46">有機體奇點</text:span><text:span text:style-name="T44">）</text:span></text:p>
                </text:list-item>
              </text:list>
            </text:list-item>
          </text:list>
        </text:list-item>
        <text:list-item>
          <text:p text:style-name="P33"><text:bookmark-start text:name="KFK 的預言、認定的歷史"/><text:span text:style-name="T2">KFK 的預言、</text:span><text:span text:style-name="T28">認定的歷史</text:span><text:bookmark-end text:name="KFK 的預言、認定的歷史"/></text:p>
          <text:list>
            <text:list-item>
              <text:p text:style-name="P2">KFK。</text:p>
              <text:list>
                <text:list-item>
                  <text:p text:style-name="P2">KFK 認定，KFK自己是 男性人類。</text:p>
                </text:list-item>
                <text:list-item>
                  <text:p text:style-name="P2">KFK 認定，KFK自己 出生於 西元2020年的 上海的 靜安。</text:p>
                </text:list-item>
                <text:list-item>
                  <text:p text:style-name="P3">KFK 認定，KFK自己在時空旅行的時候，不會 死，頂多 被踢出去、回到原本的時空。</text:p>
                </text:list-item>
                <text:list-item>
                  <text:p text:style-name="P34"><text:span text:style-name="T1">KFK 認定，合法渠道的 時空旅行，目前 只有 </text:span><text:span text:style-name="T7">2075未來人、2062未來人。</text:span></text:p>
                </text:list-item>
                <text:list-item>
                  <text:p text:style-name="P4">KFK 認定，蘋果公司 在 KFK的小時候就衰敗。</text:p>
                </text:list-item>
                <text:list-item>
                  <text:p text:style-name="P34"><text:span text:style-name="T7">KFK 認定，在KFK的 少年的記憶，W</text:span><text:span text:style-name="T9">iFi衛星 全球普及 之後，中國的 牆 就不存在。</text:span></text:p>
                </text:list-item>
                <text:list-item>
                  <text:p text:style-name="P5">KFK 認定，在KFK的 青年時代，全球股市 在 一個小時裡 全部失去意義。</text:p>
                </text:list-item>
                <text:list-item>
                  <text:p text:style-name="P5">KFK 認定，一個小時內，全球金融系統崩潰後，人們將不再拜金。轉向對內在文明的追求。</text:p>
                </text:list-item>
                <text:list-item>
                  <text:p text:style-name="P5">KFK 認定，沒有 平行宇宙，只有 時間觀察者。</text:p>
                </text:list-item>
                <text:list-item>
                  <text:p text:style-name="P34"><text:span text:style-name="T9">KFK 認定，西元</text:span><text:span text:style-name="T10">2022年~西元2023年會有一次事件，影響到 </text:span><text:span text:style-name="T9">台灣 何時回歸、是否回歸</text:span><text:span text:style-name="T10">。</text:span></text:p>
                </text:list-item>
                <text:list-item>
                  <text:p text:style-name="P36"><text:span text:style-name="T1">KFK 認定，下一個經濟危機 在 中國的 虎年</text:span><text:span text:style-name="T27">。</text:span></text:p>
                </text:list-item>
                <text:list-item>
                  <text:p text:style-name="P34"><text:span text:style-name="T10">KFK 認定，西元</text:span><text:span text:style-name="T11">2032年的 夏季奧運會 在 雅加達 舉辦。</text:span></text:p>
                </text:list-item>
                <text:list-item>
                  <text:p text:style-name="P37"><text:span text:style-name="T1">KFK 認定，戰爭的 起因 都是 宗教與文明的衝突</text:span><text:span text:style-name="T27">。</text:span></text:p>
                </text:list-item>
                <text:list-item>
                  <text:p text:style-name="P37"><text:span text:style-name="T1">KFK 認定，保持善良，在未來，人的內在品質會決定命運</text:span><text:span text:style-name="T27">。</text:span></text:p>
                </text:list-item>
                <text:list-item>
                  <text:p text:style-name="P34"><text:span text:style-name="T11">KFK 認定，時空旅行的原理 是 訊息、意識、</text:span><text:span text:style-name="T12">rehma、spirit 的傳輸。</text:span></text:p>
                </text:list-item>
                <text:list-item>
                  <text:p text:style-name="P38"><text:span text:style-name="T1">KFK 認定，個人命運只是如浮塵漂浮。定命則是確定的結果。有定命，個人的努力可以加快定命的完成。也可以延遲。這就是時間的意義</text:span><text:span text:style-name="T27">。</text:span></text:p>
                </text:list-item>
                <text:list-item>
                  <text:p text:style-name="P38"><text:span text:style-name="T1">KFK 認定，保持善良的品質，和敬畏之心</text:span><text:span text:style-name="T27">。</text:span></text:p>
                </text:list-item>
                <text:list-item>
                  <text:p text:style-name="P35"><text:span text:style-name="T12">KFK 認定，未來人2062、未來人207</text:span><text:span text:style-name="T15">5是合法進入的。他們的大部分答案屬實，但個別回答是不真實的，是善意的謊言。</text:span></text:p>
                </text:list-item>
              </text:list>
            </text:list-item>
            <text:list-item>
              <text:p text:style-name="P39"><text:span text:style-name="T8">2</text:span><text:span text:style-name="T1">1世紀，20年代，以後。</text:span></text:p>
              <text:list>
                <text:list-item>
                  <text:p text:style-name="P6">房子 開始 不值錢。</text:p>
                </text:list-item>
              </text:list>
            </text:list-item>
            <text:list-item>
              <text:p text:style-name="P40"><text:span text:style-name="T8">2</text:span><text:span text:style-name="T1">1世紀，30年代，以前。</text:span></text:p>
              <text:list>
                <text:list-item>
                  <text:p text:style-name="P7">人類 在 物質層面 感受到 幸福。</text:p>
                </text:list-item>
              </text:list>
            </text:list-item>
            <text:list-item>
              <text:p text:style-name="P8">21世紀，30年代，以後。</text:p>
              <text:list>
                <text:list-item>
                  <text:p text:style-name="P8">智慧眼鏡 植入 眼球。</text:p>
                </text:list-item>
                <text:list-item>
                  <text:p text:style-name="P8">中國 開始盛行 四個字的 名字。</text:p>
                </text:list-item>
                <text:list-item>
                  <text:p text:style-name="P8">手機 被 物聯網、晶片植入 取代。</text:p>
                </text:list-item>
                <text:list-item>
                  <text:p text:style-name="P8">不再有 文理之分。</text:p>
                </text:list-item>
                <text:list-item>
                  <text:p text:style-name="P8">中國 出現 回歸 繁體字 的 國學文化運動。</text:p>
                </text:list-item>
              </text:list>
            </text:list-item>
            <text:list-item>
              <text:p text:style-name="P41"><text:span text:style-name="T8">21世紀，50年代，以後</text:span><text:span text:style-name="T1">。</text:span></text:p>
              <text:list>
                <text:list-item>
                  <text:p text:style-name="P9">超級細菌 給 人類造成 嚴重災難。</text:p>
                </text:list-item>
                <text:list-item>
                  <text:p text:style-name="P9">人類 進入 另外一個階段。</text:p>
                  <text:list>
                    <text:list-item>
                      <text:p text:style-name="P11">在 戰爭 之後。</text:p>
                    </text:list-item>
                  </text:list>
                </text:list-item>
                <text:list-item>
                  <text:p text:style-name="P13">人類 在 精神層面 感受到 幸福。</text:p>
                </text:list-item>
                <text:list-item>
                  <text:p text:style-name="P14">人類 發現 精神只是一個器具，容易受到各個律的影響。</text:p>
                </text:list-item>
              </text:list>
            </text:list-item>
            <text:list-item>
              <text:p text:style-name="P42"><text:span text:style-name="T4">西元20</text:span><text:span text:style-name="T5">19</text:span><text:span text:style-name="T4">年 ~ 西元2060年。</text:span></text:p>
              <text:list>
                <text:list-item>
                  <text:p text:style-name="P43"><text:span text:style-name="T1">西元20</text:span><text:span text:style-name="T5">19</text:span><text:span text:style-name="T1">年 ~ 西元2048</text:span><text:span text:style-name="T27">年。</text:span></text:p>
                  <text:list>
                    <text:list-item>
                      <text:p text:style-name="P51">未來人類出去旅遊的 交通工具（仍然）是 飛機、磁浮列車。</text:p>
                    </text:list-item>
                    <text:list-item>
                      <text:p text:style-name="P43"><text:span text:style-name="T27">通訊技術 發展到</text:span><text:span text:style-name="T1"> 7G</text:span><text:span text:style-name="T27">。</text:span></text:p>
                    </text:list-item>
                    <text:list-item>
                      <text:p text:style-name="P16">局部戰爭 沒有 停止過。</text:p>
                    </text:list-item>
                  </text:list>
                </text:list-item>
                <text:list-item>
                  <text:p text:style-name="P11">第二次冷戰。</text:p>
                  <text:list>
                    <text:list-item>
                      <text:p text:style-name="P11">持續了30年。</text:p>
                    </text:list-item>
                    <text:list-item>
                      <text:p text:style-name="P11">冷戰一直到2048年，然後同年發生世界大戰。</text:p>
                    </text:list-item>
                  </text:list>
                </text:list-item>
                <text:list-item>
                  <text:p text:style-name="P11">第三次世界大戰。</text:p>
                  <text:list>
                    <text:list-item>
                      <text:p text:style-name="P11">戰爭 前。</text:p>
                      <text:list>
                        <text:list-item>
                          <text:p text:style-name="P11">美國 是 最後一個 帝國。</text:p>
                        </text:list-item>
                        <text:list-item>
                          <text:p text:style-name="P11">歐盟 是 戰爭的 決定因素。</text:p>
                        </text:list-item>
                        <text:list-item>
                          <text:p text:style-name="P11">中國、印度 是 東方的 另一股勢力。</text:p>
                        </text:list-item>
                        <text:list-item>
                          <text:p text:style-name="P11">因為中東宗教滲入，整個顯得軟弱無力，直到一個強盛的人出現。戰亂因他而起，也到他為止。世界因此震動，一切改變。</text:p>
                        </text:list-item>
                      </text:list>
                    </text:list-item>
                    <text:list-item>
                      <text:p text:style-name="P11">兩個世界文明。</text:p>
                    </text:list-item>
                    <text:list-item>
                      <text:p text:style-name="P11">地點 在 三個大洲的 交界。</text:p>
                    </text:list-item>
                    <text:list-item>
                      <text:p text:style-name="P11">歐洲的 西歐 是 戰爭發源地。</text:p>
                    </text:list-item>
                    <text:list-item>
                      <text:p text:style-name="P11">中國 同性戀合法化 的 同一年，發生 全球戰爭，</text:p>
                    </text:list-item>
                    <text:list-item>
                      <text:p text:style-name="P11">中國、中東、印度 對抗 美國、歐盟、以色列。</text:p>
                    </text:list-item>
                    <text:list-item>
                      <text:p text:style-name="P11">俄羅斯 表面中立，背後推動。</text:p>
                    </text:list-item>
                    <text:list-item>
                      <text:p text:style-name="P11">戰爭 持續 三年多。</text:p>
                    </text:list-item>
                    <text:list-item>
                      <text:p text:style-name="P52">戰爭 後。</text:p>
                      <text:list>
                        <text:list-item>
                          <text:p text:style-name="P52">戰爭之後。記憶並不會遺忘，只是被封存了。</text:p>
                        </text:list-item>
                      </text:list>
                    </text:list-item>
                  </text:list>
                </text:list-item>
                <text:list-item>
                  <text:p text:style-name="P11">日本 有 更大的 地震，不得不 遷都到 岡山。</text:p>
                </text:list-item>
                <text:list-item>
                  <text:p text:style-name="P11">社會學 失去了 意義。</text:p>
                </text:list-item>
                <text:list-item>
                  <text:p text:style-name="P11">探尋 死後的 奧秘。</text:p>
                </text:list-item>
                <text:list-item>
                  <text:p text:style-name="P11">發現 造物主的 存在。</text:p>
                </text:list-item>
                <text:list-item>
                  <text:p text:style-name="P11">人口80億減到53億。</text:p>
                </text:list-item>
                <text:list-item>
                  <text:p text:style-name="P11">中國、台灣 發生 局部戰爭 以 和平協議 收場。</text:p>
                </text:list-item>
              </text:list>
            </text:list-item>
            <text:list-item>
              <text:p text:style-name="P44"><text:span text:style-name="T27">西元</text:span><text:span text:style-name="T16">2030年 ~ 西元2060年。</text:span></text:p>
              <text:list>
                <text:list-item>
                  <text:p text:style-name="P18">新興的行業 是 人工智慧、跨行業 的 結合，人工智慧 開發、程式設計 的 各個行業。</text:p>
                </text:list-item>
                <text:list-item>
                  <text:p text:style-name="P18">中國深圳 越來越不適合生存。</text:p>
                </text:list-item>
                <text:list-item>
                  <text:p text:style-name="P18">程式設計 納入 國中、高中 的 基礎教育。</text:p>
                </text:list-item>
              </text:list>
            </text:list-item>
            <text:list-item>
              <text:p text:style-name="P18">西元2035年 ~ 西元2060年。</text:p>
              <text:list>
                <text:list-item>
                  <text:p text:style-name="P18">遊戲產業 進入 另一個階段。</text:p>
                </text:list-item>
                <text:list-item>
                  <text:p text:style-name="P18">第一款 全息遊戲、身歷其境虛擬世界的遊戲 在 中國。</text:p>
                </text:list-item>
                <text:list-item>
                  <text:p text:style-name="P18">機器人 廣泛應用於 交互遊戲。</text:p>
                  <text:list>
                    <text:list-item>
                      <text:p text:style-name="P44"><text:span text:style-name="T16">西元</text:span><text:span text:style-name="T17">2038年，強人工智慧能量化生產。</text:span></text:p>
                      <text:list>
                        <text:list-item>
                          <text:p text:style-name="P17">機器人 廣泛應用，像 西元2019年的手機 一樣。</text:p>
                        </text:list-item>
                      </text:list>
                    </text:list-item>
                    <text:list-item>
                      <text:p text:style-name="P17">小部分的人 訂製、客製化 真人一樣的 機器人。</text:p>
                    </text:list-item>
                    <text:list-item>
                      <text:p text:style-name="P17">大部分的人 的 機器人 應用於 家庭整理、學習、娛樂。</text:p>
                    </text:list-item>
                  </text:list>
                </text:list-item>
                <text:list-item>
                  <text:p text:style-name="P17">語言的 障礙 通過 物聯同步感知 完全清除。</text:p>
                </text:list-item>
              </text:list>
            </text:list-item>
            <text:list-item>
              <text:p text:style-name="P44"><text:span text:style-name="T1">西元</text:span><text:span text:style-name="T4">2048年 ~ 西元2060年。</text:span></text:p>
              <text:list>
                <text:list-item>
                  <text:p text:style-name="P2">西元2048年。</text:p>
                  <text:list>
                    <text:list-item>
                      <text:p text:style-name="P12">這一年 對 全球 都 很特殊。</text:p>
                    </text:list-item>
                  </text:list>
                </text:list-item>
                <text:list-item>
                  <text:p text:style-name="P12">西元2050年 ~ 西元2060年。</text:p>
                  <text:list>
                    <text:list-item>
                      <text:p text:style-name="P12">魔法、超自然、鬼魂、其他空間 都不算什麼奧秘的事。</text:p>
                    </text:list-item>
                  </text:list>
                </text:list-item>
                <text:list-item>
                  <text:p text:style-name="P44"><text:span text:style-name="T4">通訊技術 到 </text:span><text:span text:style-name="T6">7G 之後，就不再以G命名。</text:span></text:p>
                </text:list-item>
                <text:list-item>
                  <text:p text:style-name="P15">有些國家的 人類、機器人 可以 結婚。</text:p>
                </text:list-item>
                <text:list-item>
                  <text:p text:style-name="P15">全球三大品牌 是 房屋打印公司、交互遊戲公司、光學虛擬真實眼鏡公司。</text:p>
                  <text:list>
                    <text:list-item>
                      <text:p text:style-name="P15">交互遊戲是以打印技術、眼睛科學、機器人訂製為三大根基。</text:p>
                    </text:list-item>
                  </text:list>
                </text:list-item>
                <text:list-item>
                  <text:p text:style-name="P10">有 全球性 戰爭。</text:p>
                </text:list-item>
                <text:list-item>
                  <text:p text:style-name="P10">旅行、留學 沒有 意義。</text:p>
                </text:list-item>
                <text:list-item>
                  <text:p text:style-name="P19">觀察者問題在2049年解決了，時間存在的意義被解決了。</text:p>
                </text:list-item>
                <text:list-item>
                  <text:p text:style-name="P54">觀察者即創造者。</text:p>
                </text:list-item>
                <text:list-item>
                  <text:p text:style-name="P45"><text:span text:style-name="T1">律師、會計、公務員、教師、醫生等這些在2019年最常見的職業，教師和醫生繼續存在</text:span><text:span text:style-name="T27">。</text:span></text:p>
                </text:list-item>
                <text:list-item>
                  <text:p text:style-name="P54">不再有公務員。</text:p>
                </text:list-item>
              </text:list>
            </text:list-item>
            <text:list-item>
              <text:p text:style-name="P46"><text:span text:style-name="T1">西元2060年</text:span><text:span text:style-name="T27">。</text:span></text:p>
              <text:list>
                <text:list-item>
                  <text:p text:style-name="P12">房子 不是 貴重物品。</text:p>
                </text:list-item>
                <text:list-item>
                  <text:p text:style-name="P12">不少人 懷念 西元2000年 ~ 西元2030年 之間的 美好時光。</text:p>
                  <text:list>
                    <text:list-item>
                      <text:p text:style-name="P12">西元2030年 之後，飢荒、地震、戰爭 非常頻繁。</text:p>
                    </text:list-item>
                  </text:list>
                </text:list-item>
                <text:list-item>
                  <text:p text:style-name="P12">人類 不能去 火星旅行。</text:p>
                  <text:list>
                    <text:list-item>
                      <text:p text:style-name="P12">衛星 可以 抵達、環繞 火星。</text:p>
                    </text:list-item>
                    <text:list-item>
                      <text:p text:style-name="P12">美國公司 開發出 可以體驗 火星 的 智慧視角工程。</text:p>
                      <text:list>
                        <text:list-item>
                          <text:p text:style-name="P12">類似AR。</text:p>
                        </text:list-item>
                      </text:list>
                    </text:list-item>
                  </text:list>
                </text:list-item>
                <text:list-item>
                  <text:p text:style-name="P12">癌症 大致上 克服、可以醫治。</text:p>
                </text:list-item>
                <text:list-item>
                  <text:p text:style-name="P12">超級細菌 還無法克服。</text:p>
                </text:list-item>
                <text:list-item>
                  <text:p text:style-name="P12">人類歷史以來，空前注重 發展 內在文明 的 時代。</text:p>
                </text:list-item>
                <text:list-item>
                  <text:p text:style-name="P12">機器人 沒有 自主攻擊 人類。</text:p>
                  <text:list>
                    <text:list-item>
                      <text:p text:style-name="P12">LAWS的組織 一直堅持 危機的 存在。</text:p>
                    </text:list-item>
                  </text:list>
                </text:list-item>
                <text:list-item>
                  <text:p text:style-name="P12">所有種類的 原物料、物質 的 產量 都少於，西元2019年 的 原物料、物質 的 產量。</text:p>
                </text:list-item>
                <text:list-item>
                  <text:p text:style-name="P53">中國的 豆瓣網站 不存在，數據 還在。</text:p>
                  <text:list>
                    <text:list-item>
                      <text:p text:style-name="P53">一次錯誤的決策過於文藝。</text:p>
                    </text:list-item>
                  </text:list>
                </text:list-item>
                <text:list-item>
                  <text:p text:style-name="P53">人們變得充滿敬畏，對眼所不見的世界有更多探索，物質在近一千年以來最被輕視。</text:p>
                </text:list-item>
                <text:list-item>
                  <text:p text:style-name="P53">動物和人的關係有質的改變。</text:p>
                  <text:list>
                    <text:list-item>
                      <text:p text:style-name="P53">動物與人和平相處。動物之間也是如此。</text:p>
                    </text:list-item>
                  </text:list>
                </text:list-item>
                <text:list-item>
                  <text:p text:style-name="P47"><text:span text:style-name="T4">2</text:span><text:span text:style-name="T1">060年沒有心理學，因為它不解決心理問題</text:span><text:span text:style-name="T27">。</text:span></text:p>
                </text:list-item>
                <text:list-item>
                  <text:p text:style-name="P55">比心理學層面更深的靈學 取代 心理學。</text:p>
                </text:list-item>
                <text:list-item>
                  <text:p text:style-name="P55">紙本書 不再普及，是作為收藏品和拍賣品。</text:p>
                </text:list-item>
                <text:list-item>
                  <text:p text:style-name="P47"><text:span text:style-name="T27">日本 存在，但失去一半</text:span>。</text:p>
                </text:list-item>
                <text:list-item>
                  <text:p text:style-name="P55">中國的 新浪網站、微博網站 不存在。</text:p>
                </text:list-item>
                <text:list-item>
                  <text:p text:style-name="P55">虛擬吉他，虛擬薩克斯，等等。他們不需要隨身攜帶。</text:p>
                </text:list-item>
              </text:list>
            </text:list-item>
          </text:list>
        </text:list-item>
        <text:list-item>
          <text:p text:style-name="P55"><text:bookmark-start text:name="查驗"/>查驗<text:bookmark-end text:name="查驗"/></text:p>
          <text:list>
            <text:list-item>
              <text:p text:style-name="P48"><text:span text:style-name="T4">西元2060年</text:span><text:span text:style-name="T33">。</text:span></text:p>
              <text:list>
                <text:list-item>
                  <text:p text:style-name="P48"><text:span text:style-name="T13">2060年以後，</text:span><text:span text:style-name="T1">人心赤露，無須解讀</text:span><text:span text:style-name="T27">。</text:span></text:p>
                  <text:list>
                    <text:list-item>
                      <text:p text:style-name="P49"><text:span text:style-name="T27">西元</text:span><text:span text:style-name="T26">2023</text:span><text:span text:style-name="T32">年，有 期刊，使用 </text:span><text:span text:style-name="T26">AI、</text:span><text:span text:style-name="T32">（放在 </text:span><text:span text:style-name="T26">某一特定</text:span><text:span text:style-name="T32">白老鼠 頭上的）電極</text:span><text:span text:style-name="T26">，把</text:span><text:span text:style-name="T32"> 該白老鼠（觀看 電影）的 腦中的 畫面、聲音 顯示、撥放 出來。</text:span></text:p>
                      <text:list>
                        <text:list-item>
                          <text:p text:style-name="P50"><text:span text:style-name="T26">AI 是</text:span><text:span text:style-name="T38">（</text:span><text:span text:style-name="T48">_</text:span><text:span text:style-name="T38"> 文件群的 </text:span><text:span text:style-name="T45">AI</text:span><text:span text:style-name="T41"> </text:span><text:span text:style-name="T36">描述的</text:span><text:span text:style-name="T38">）</text:span><text:span text:style-name="T41">AI</text:span><text:span text:style-name="T38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1:01:14.298000000</dc:date>
    <meta:editing-duration>P11DT8H17M2S</meta:editing-duration>
    <meta:editing-cycles>7357</meta:editing-cycles>
    <meta:document-statistic meta:table-count="0" meta:image-count="0" meta:object-count="0" meta:page-count="1" meta:paragraph-count="142" meta:word-count="2496" meta:character-count="3228" meta:non-whitespace-character-count="2920"/>
  </office:meta>
</office:document-meta>
</file>